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69d" officeooo:paragraph-rsid="0017769d"/>
    </style:style>
    <style:style style:name="T1" style:family="text">
      <style:text-properties fo:color="#00000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d links for Yolov5:</text:p>
      <text:p text:style-name="P1"><text:a xlink:type="simple" xlink:href="https://gist.github.com/mihir135/969d78149b724b7684e327a1672da667#file-yolov5-s-weights-biases-and-parameters" text:style-name="Internet_20_link" text:visited-style-name="Visited_20_Internet_20_Link"><text:span text:style-name="Strong_20_Emphasis">YOLOv5-s weights, biases and parameters </text:span></text:a><text:span text:style-name="Strong_20_Emphasis"><text:span text:style-name="T1">:</text:span></text:span><text:span text:style-name="Strong_20_Emphasis"> </text:span></text:p>
      <text:p text:style-name="P1"><text:a xlink:type="simple" xlink:href="https://gist.github.com/mihir135/969d78149b724b7684e327a1672da667" text:style-name="Internet_20_link" text:visited-style-name="Visited_20_Internet_20_Link">https://gist.github.com/mihir135/969d78149b724b7684e327a1672da667</text:a></text:p>
      <text:p text:style-name="P1"/>
      <text:h text:style-name="Heading_20_1" text:outline-level="1"><text:a xlink:type="simple" xlink:href="https://gist.github.com/mihir135/2e5113265515450c8da934e15d97fc6b" text:style-name="Internet_20_link" text:visited-style-name="Visited_20_Internet_20_Link"><text:span text:style-name="Strong_20_Emphasis"><text:span text:style-name="T3">YOLOv5-s Model Architecture</text:span></text:span></text:a></text:h>
      <text:p text:style-name="Standard"><text:a xlink:type="simple" xlink:href="https://gist.github.com/mihir135/2e5113265515450c8da934e15d97fc6b" text:style-name="Internet_20_link" text:visited-style-name="Visited_20_Internet_20_Link">https://gist.github.com/mihir135/2e5113265515450c8da934e15d97fc6b</text:a></text:p>
      <text:p text:style-name="Standard"/>
      <text:p text:style-name="P1">Yolov5 explained:</text:p>
      <text:p text:style-name="P1"><text:a xlink:type="simple" xlink:href="https://medium.com/towards-artificial-intelligence/yolo-v5-explained-and-demystified-4e4719891d69" text:style-name="Internet_20_link" text:visited-style-name="Visited_20_Internet_20_Link">https://medium.com/towards-artificial-intelligence/yolo-v5-explained-and-demystified-4e4719891d69</text:a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7:56:34.393433274</meta:creation-date>
    <dc:date>2020-12-29T18:51:07.976172431</dc:date>
    <meta:editing-duration>PT44M23S</meta:editing-duration>
    <meta:editing-cycles>1</meta:editing-cycles>
    <meta:document-statistic meta:table-count="0" meta:image-count="0" meta:object-count="0" meta:page-count="2" meta:paragraph-count="7" meta:word-count="18" meta:character-count="335" meta:non-whitespace-character-count="323"/>
    <meta:generator>LibreOffice/6.4.6.2$Linux_X86_64 LibreOffice_project/40$Build-2</meta:generator>
  </office:meta>
</office:document-meta>
</file>